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 /&gt;</text:p>
      <text:p text:style-name="Standard"><text:s text:c="4"/>&lt;meta nam&lt;e="viewport" content="width=device-width, initial-scale=1.0" /&gt;</text:p>
      <text:p text:style-name="Standard"><text:s text:c="4"/>&lt;title&gt;MCA Department&lt;/title&gt;</text:p>
      <text:p text:style-name="Standard"><text:s text:c="4"/>&lt;meta name="keyword" content="MCA puttur" /&gt;</text:p>
      <text:p text:style-name="Standard"><text:s text:c="4"/>&lt;style&gt;</text:p>
      <text:p text:style-name="Standard"><text:s text:c="8"/>table{</text:p>
      <text:p text:style-name="Standard"><text:s text:c="12"/>margin:10px auto;</text:p>
      <text:p text:style-name="Standard"><text:s text:c="8"/>}</text:p>
      <text:p text:style-name="Standard"><text:s text:c="8"/>td{</text:p>
      <text:p text:style-name="Standard"><text:s text:c="12"/>text-align: center;</text:p>
      <text:p text:style-name="Standard"><text:s text:c="8"/>}</text:p>
      <text:p text:style-name="Standard"><text:s text:c="8"/>legend{</text:p>
      <text:p text:style-name="Standard"><text:s text:c="12"/>text-align: center;</text:p>
      <text:p text:style-name="Standard"><text:s text:c="8"/>}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/>
      <text:p text:style-name="Standard"><text:s text:c="4"/>&lt;hr /&gt;</text:p>
      <text:p text:style-name="Standard"><text:s text:c="4"/>&lt;a href="first.html"&gt;Move to first&lt;/a&gt;</text:p>
      <text:p text:style-name="Standard"><text:s text:c="4"/>&lt;img src="tree.png" alt="tree" width="100%" height="100%"&gt;</text:p>
      <text:p text:style-name="Standard"><text:s text:c="4"/>&lt;img src="flow.jpg" alt="flow" width="100%" height="100%"&gt;</text:p>
      <text:p text:style-name="Standard"><text:s text:c="4"/>&lt;img src="fea.jpg" alt="fea" width="100%" height="100%"&gt;</text:p>
      <text:p text:style-name="Standard"><text:s text:c="4"/>&lt;table width="50%" border="1"&gt;</text:p>
      <text:p text:style-name="Standard"><text:s text:c="8"/>&lt;legend&gt;MCA Department&lt;/legend&gt;</text:p>
      <text:p text:style-name="Standard"><text:s text:c="8"/>&lt;thead&gt;</text:p>
      <text:p text:style-name="Standard"><text:s text:c="12"/>&lt;tr&gt;</text:p>
      <text:p text:style-name="Standard"><text:s text:c="16"/>&lt;th&gt;Branch&lt;/th&gt;</text:p>
      <text:p text:style-name="Standard"><text:s text:c="16"/>&lt;th&gt;Class&lt;/th&gt;</text:p>
      <text:p text:style-name="Standard"><text:s text:c="16"/>&lt;th&gt;Students&lt;/th&gt;</text:p>
      <text:p text:style-name="Standard"><text:s text:c="12"/>&lt;/tr&gt;</text:p>
      <text:p text:style-name="Standard"><text:s text:c="8"/>&lt;/thead&gt;</text:p>
      <text:p text:style-name="Standard"><text:s text:c="8"/>&lt;tbody&gt;</text:p>
      <text:p text:style-name="Standard"><text:s text:c="12"/>&lt;tr&gt;</text:p>
      <text:p text:style-name="Standard"><text:s text:c="16"/>&lt;td&gt;1&lt;/td&gt;</text:p>
      <text:p text:style-name="Standard"><text:s text:c="16"/>&lt;td&gt;2&lt;/td&gt;</text:p>
      <text:p text:style-name="Standard"><text:s text:c="16"/>&lt;td&gt;3&lt;/td&gt;</text:p>
      <text:p text:style-name="Standard"><text:s text:c="12"/>&lt;/tr&gt;</text:p>
      <text:p text:style-name="Standard"><text:s text:c="12"/>&lt;tr&gt;</text:p>
      <text:p text:style-name="Standard"><text:s text:c="16"/>&lt;td rowspan="2"&gt;4&lt;/td&gt;</text:p>
      <text:p text:style-name="Standard"><text:s text:c="16"/>&lt;td&gt;5&lt;/td&gt;</text:p>
      <text:p text:style-name="Standard"><text:s text:c="16"/>&lt;td&gt;6&lt;/td&gt;</text:p>
      <text:p text:style-name="Standard"><text:s text:c="12"/>&lt;/tr&gt;</text:p>
      <text:p text:style-name="Standard"><text:s text:c="12"/>&lt;tr&gt;</text:p>
      <text:p text:style-name="Standard"><text:s text:c="16"/>&lt;td&gt;7&lt;/td&gt;</text:p>
      <text:p text:style-name="Standard"><text:s text:c="16"/>&lt;td&gt;8&lt;/td&gt;</text:p>
      <text:p text:style-name="Standard"><text:soft-page-break/></text:p>
      <text:p text:style-name="Standard"><text:s text:c="12"/>&lt;/tr&gt;</text:p>
      <text:p text:style-name="Standard"><text:s text:c="12"/>&lt;tr&gt;</text:p>
      <text:p text:style-name="Standard"><text:s text:c="16"/>&lt;td&gt;9&lt;/td&gt;</text:p>
      <text:p text:style-name="Standard"><text:s text:c="16"/>&lt;td colspan="2"&gt;10&lt;/td&gt;</text:p>
      <text:p text:style-name="Standard"/>
      <text:p text:style-name="Standard"><text:s text:c="12"/>&lt;/tr&gt;</text:p>
      <text:p text:style-name="Standard"><text:s text:c="8"/>&lt;/tbody&gt;</text:p>
      <text:p text:style-name="Standard"><text:s text:c="4"/>&lt;/table&gt;</text:p>
      <text:p text:style-name="Standard"><text:s text:c="4"/>&lt;hr /&gt;</text:p>
      <text:p text:style-name="Standard"><text:s text:c="4"/>&lt;div&gt;</text:p>
      <text:p text:style-name="Standard"><text:s text:c="8"/>&lt;table width="50%" border="1"&gt;</text:p>
      <text:p text:style-name="Standard"><text:s text:c="12"/>&lt;tbody&gt;</text:p>
      <text:p text:style-name="Standard"><text:s text:c="16"/>&lt;tr&gt;</text:p>
      <text:p text:style-name="Standard"><text:s text:c="20"/>&lt;td&gt;1&lt;/td&gt;</text:p>
      <text:p text:style-name="Standard"><text:s text:c="20"/>&lt;td&gt;2&lt;/td&gt;</text:p>
      <text:p text:style-name="Standard"><text:s text:c="20"/>&lt;td colspan="2"&gt;3&lt;/td&gt;</text:p>
      <text:p text:style-name="Standard"><text:s text:c="16"/>&lt;/tr&gt;</text:p>
      <text:p text:style-name="Standard"><text:s text:c="16"/>&lt;tr&gt;</text:p>
      <text:p text:style-name="Standard"><text:s text:c="20"/>&lt;td&gt;4&lt;/td&gt;</text:p>
      <text:p text:style-name="Standard"><text:s text:c="20"/>&lt;td colspan="2" rowspan="2"&gt;5&lt;/td&gt;</text:p>
      <text:p text:style-name="Standard"><text:s text:c="20"/>&lt;td&gt;6&lt;/td&gt;</text:p>
      <text:p text:style-name="Standard"><text:s text:c="16"/>&lt;/tr&gt;</text:p>
      <text:p text:style-name="Standard"><text:s text:c="16"/>&lt;tr&gt;</text:p>
      <text:p text:style-name="Standard"><text:s text:c="20"/>&lt;td&gt;7&lt;/td&gt;</text:p>
      <text:p text:style-name="Standard"><text:s text:c="20"/>&lt;td&gt;8&lt;/td&gt;</text:p>
      <text:p text:style-name="Standard"><text:s text:c="16"/>&lt;/tr&gt;</text:p>
      <text:p text:style-name="Standard"><text:s text:c="16"/>&lt;tr&gt;</text:p>
      <text:p text:style-name="Standard"><text:s text:c="20"/>&lt;td colspan="2" rowspan="2"&gt;9&lt;/td&gt;</text:p>
      <text:p text:style-name="Standard"><text:s text:c="20"/>&lt;td&gt;10&lt;/td&gt;</text:p>
      <text:p text:style-name="Standard"><text:s text:c="20"/>&lt;td&gt;11&lt;/td&gt;</text:p>
      <text:p text:style-name="Standard"><text:s text:c="16"/>&lt;/tr&gt;</text:p>
      <text:p text:style-name="Standard"><text:s text:c="16"/>&lt;tr&gt;</text:p>
      <text:p text:style-name="Standard"><text:s text:c="20"/>&lt;td colspan="2"&gt;12&lt;/td&gt;</text:p>
      <text:p text:style-name="Standard"><text:s text:c="16"/>&lt;/tr&gt;</text:p>
      <text:p text:style-name="Standard"/>
      <text:p text:style-name="Standard"/>
      <text:p text:style-name="Standard"><text:s text:c="12"/>&lt;/tbody&gt;</text:p>
      <text:p text:style-name="Standard"><text:s text:c="8"/>&lt;/table&gt;</text:p>
      <text:p text:style-name="Standard"><text:s text:c="8"/>&lt;hr/&gt;</text:p>
      <text:p text:style-name="Standard"><text:s text:c="8"/>&lt;table border="1" width="50%"&gt;</text:p>
      <text:p text:style-name="Standard"><text:s text:c="12"/>&lt;tbody&gt;</text:p>
      <text:p text:style-name="Standard"><text:s text:c="16"/>&lt;tr&gt;</text:p>
      <text:p text:style-name="Standard"><text:s text:c="20"/>&lt;td&gt;1&lt;/td&gt;</text:p>
      <text:p text:style-name="Standard"><text:s text:c="20"/>&lt;td&gt;2&lt;/td&gt;</text:p>
      <text:p text:style-name="Standard"><text:s text:c="20"/>&lt;td&gt;3&lt;/td&gt;</text:p>
      <text:p text:style-name="Standard"><text:s text:c="20"/>&lt;td&gt;4&lt;/td&gt;</text:p>
      <text:p text:style-name="Standard"><text:s text:c="20"/>&lt;td&gt;5&lt;/td&gt;</text:p>
      <text:p text:style-name="Standard"><text:s text:c="16"/>&lt;/tr&gt;</text:p>
      <text:p text:style-name="Standard"><text:s text:c="16"/>&lt;tr&gt;</text:p>
      <text:p text:style-name="Standard"><text:s text:c="20"/>&lt;td rowspan="2"&gt;6&lt;/td&gt;</text:p>
      <text:p text:style-name="Standard"><text:s text:c="20"/>&lt;td&gt;7&lt;/td&gt;</text:p>
      <text:p text:style-name="Standard"><text:soft-page-break/><text:s text:c="20"/>&lt;td rowspan="2" colspan="3"&gt;8&lt;/td&gt;</text:p>
      <text:p text:style-name="Standard"><text:s text:c="16"/>&lt;/tr&gt;</text:p>
      <text:p text:style-name="Standard"><text:s text:c="16"/>&lt;tr&gt;</text:p>
      <text:p text:style-name="Standard"><text:s text:c="20"/>&lt;td&gt;9&lt;/td&gt;</text:p>
      <text:p text:style-name="Standard"><text:s text:c="16"/>&lt;/tr&gt;</text:p>
      <text:p text:style-name="Standard"><text:s text:c="16"/>&lt;tr&gt;</text:p>
      <text:p text:style-name="Standard"><text:s text:c="20"/>&lt;td&gt;10&lt;/td&gt;</text:p>
      <text:p text:style-name="Standard"><text:s text:c="20"/>&lt;td&gt;11&lt;/td&gt;</text:p>
      <text:p text:style-name="Standard"><text:s text:c="20"/>&lt;td&gt;12&lt;/td&gt;</text:p>
      <text:p text:style-name="Standard"><text:s text:c="20"/>&lt;td colspan="2" rowspan="3"&gt;13&lt;/td&gt;</text:p>
      <text:p text:style-name="Standard"><text:s text:c="16"/>&lt;/tr&gt;</text:p>
      <text:p text:style-name="Standard"><text:s text:c="16"/>&lt;tr&gt;</text:p>
      <text:p text:style-name="Standard"><text:s text:c="20"/>&lt;td colspan="2" rowspan="2"&gt;14&lt;/td&gt;</text:p>
      <text:p text:style-name="Standard"><text:s text:c="20"/>&lt;td&gt;15&lt;/td&gt; <text:s text:c="18"/></text:p>
      <text:p text:style-name="Standard"><text:s text:c="16"/>&lt;/tr&gt;</text:p>
      <text:p text:style-name="Standard"><text:s text:c="16"/>&lt;tr&gt;</text:p>
      <text:p text:style-name="Standard"><text:s text:c="20"/>&lt;td&gt;16&lt;/td&gt;</text:p>
      <text:p text:style-name="Standard"><text:s text:c="16"/>&lt;/tr&gt;</text:p>
      <text:p text:style-name="Standard"><text:s text:c="32"/></text:p>
      <text:p text:style-name="Standard"/>
      <text:p text:style-name="Standard"><text:s text:c="12"/>&lt;/tbody&gt;</text:p>
      <text:p text:style-name="Standard"><text:s text:c="8"/>&lt;/table&gt;</text:p>
      <text:p text:style-name="Standard"><text:s text:c="4"/>&lt;/div&gt;</text:p>
      <text:p text:style-name="Standard"/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3:48:15.129506453</meta:creation-date>
    <dc:date>2022-07-06T15:00:20.972238893</dc:date>
    <meta:editing-duration>PT1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21" meta:word-count="177" meta:character-count="3150" meta:non-whitespace-character-count="1522"/>
  </office:meta>
</office:document-meta>
</file>